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3pt" svg:x="259.94pt" svg:y="2.24pt">
            <loext:p draw:notify-on-update-of-ranges="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259.14pt" svg:y="277.09pt">
            <loext:p draw:notify-on-update-of-ranges="Sheet1.B23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8pt" svg:y="846.11pt">
            <loext:p draw:notify-on-update-of-ranges="Sheet1.B66:Sheet1.B7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23pt" svg:x="238.62pt" svg:y="578.27pt">
            <loext:p draw:notify-on-update-of-ranges="Sheet1.B47:Sheet1.B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89.33pt" svg:y="1132.21pt">
            <loext:p draw:notify-on-update-of-ranges="Sheet1.B89:Sheet1.B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90.32pt" svg:y="1367.63pt">
            <loext:p draw:notify-on-update-of-ranges="Sheet1.E128:Sheet1.E128 Sheet1.E130:Sheet1.E1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4pt" svg:height="255.23pt" svg:x="270.23pt" svg:y="1649.68pt">
            <loext:p draw:notify-on-update-of-ranges="Sheet1.E129:Sheet1.E129 Sheet1.E131:Sheet1.E1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69.535985.</text:p>
          </table:table-cell>
          <table:table-cell office:value-type="float" office:value="1.02142643122" calcext:value-type="float">
            <text:p>1.0214264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.578526.</text:p>
          </table:table-cell>
          <table:table-cell office:value-type="float" office:value="0.97860754295" calcext:value-type="float">
            <text:p>0.978607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.636284.</text:p>
          </table:table-cell>
          <table:table-cell office:value-type="float" office:value="0.9778293862" calcext:value-type="float">
            <text:p>0.9778293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.688161.</text:p>
          </table:table-cell>
          <table:table-cell office:value-type="float" office:value="0.99076182188" calcext:value-type="float">
            <text:p>0.9907618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138224.</text:p>
          </table:table-cell>
          <table:table-cell office:value-type="float" office:value="1.01265599483" calcext:value-type="float">
            <text:p>1.0126559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255213.</text:p>
          </table:table-cell>
          <table:table-cell office:value-type="float" office:value="1.01096971978" calcext:value-type="float">
            <text:p>1.010969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600347.</text:p>
          </table:table-cell>
          <table:table-cell office:value-type="float" office:value="1.00602753411" calcext:value-type="float">
            <text:p>1.0060275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.778878.</text:p>
          </table:table-cell>
          <table:table-cell office:value-type="float" office:value="1.0178709523" calcext:value-type="float">
            <text:p>1.0178709523</text:p>
          </table:table-cell>
          <table:table-cell table:number-columns-repeated="3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68.937335.</text:p>
          </table:table-cell>
          <table:table-cell office:value-type="float" office:value="1.03029647143" calcext:value-type="float">
            <text:p>1.0302964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555318.</text:p>
          </table:table-cell>
          <table:table-cell office:value-type="float" office:value="1.00666958939" calcext:value-type="float">
            <text:p>1.0066695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425048.</text:p>
          </table:table-cell>
          <table:table-cell office:value-type="float" office:value="1.00853169458" calcext:value-type="float">
            <text:p>1.0085316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849698.</text:p>
          </table:table-cell>
          <table:table-cell office:value-type="float" office:value="1.00248688428" calcext:value-type="float">
            <text:p>1.0024868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304633.</text:p>
          </table:table-cell>
          <table:table-cell office:value-type="float" office:value="1.01025906785" calcext:value-type="float">
            <text:p>1.0102590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.595388.</text:p>
          </table:table-cell>
          <table:table-cell office:value-type="float" office:value="1.03543248418" calcext:value-type="float">
            <text:p>1.0354324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.159773.</text:p>
          </table:table-cell>
          <table:table-cell office:value-type="float" office:value="1.04205002267" calcext:value-type="float">
            <text:p>1.0420500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.128641.</text:p>
          </table:table-cell>
          <table:table-cell office:value-type="float" office:value="1.04252619688" calcext:value-type="float">
            <text:p>1.0425261969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69.622448.</text:p>
          </table:table-cell>
          <table:table-cell office:value-type="float" office:value="1.02015793814" calcext:value-type="float">
            <text:p>1.020157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.031379.</text:p>
          </table:table-cell>
          <table:table-cell office:value-type="float" office:value="0.95940253929" calcext:value-type="float">
            <text:p>0.9594025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.662525.</text:p>
          </table:table-cell>
          <table:table-cell office:value-type="float" office:value="0.91454524559" calcext:value-type="float">
            <text:p>0.9145452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.882158.</text:p>
          </table:table-cell>
          <table:table-cell office:value-type="float" office:value="0.55109174227" calcext:value-type="float">
            <text:p>0.5510917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.473349.</text:p>
          </table:table-cell>
          <table:table-cell office:value-type="float" office:value="0.95370886301" calcext:value-type="float">
            <text:p>0.953708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.304373.</text:p>
          </table:table-cell>
          <table:table-cell office:value-type="float" office:value="1.01026280399" calcext:value-type="float">
            <text:p>1.010262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.427954.</text:p>
          </table:table-cell>
          <table:table-cell office:value-type="float" office:value="1.02301578698" calcext:value-type="float">
            <text:p>1.023015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.444482.</text:p>
          </table:table-cell>
          <table:table-cell office:value-type="float" office:value="1.02277230608" calcext:value-type="float">
            <text:p>1.0227723061</text:p>
          </table:table-cell>
          <table:table-cell table:number-columns-repeated="3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71.199644.</text:p>
          </table:table-cell>
          <table:table-cell office:value-type="float" office:value="0.99755966476" calcext:value-type="float">
            <text:p>0.9975596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.264006.</text:p>
          </table:table-cell>
          <table:table-cell office:value-type="float" office:value="1.24032351142" calcext:value-type="float">
            <text:p>1.2403235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.317075.</text:p>
          </table:table-cell>
          <table:table-cell office:value-type="float" office:value="1.28397774105" calcext:value-type="float">
            <text:p>1.2839777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.918303.</text:p>
          </table:table-cell>
          <table:table-cell office:value-type="float" office:value="1.29330094195" calcext:value-type="float">
            <text:p>1.293300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.873349.</text:p>
          </table:table-cell>
          <table:table-cell office:value-type="float" office:value="1.29436045538" calcext:value-type="float">
            <text:p>1.2943604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.928049.</text:p>
          </table:table-cell>
          <table:table-cell office:value-type="float" office:value="1.26995120105" calcext:value-type="float">
            <text:p>1.269951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.459524.</text:p>
          </table:table-cell>
          <table:table-cell office:value-type="float" office:value="1.25799666678" calcext:value-type="float">
            <text:p>1.2579966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.125196.</text:p>
          </table:table-cell>
          <table:table-cell office:value-type="float" office:value="1.28844699255" calcext:value-type="float">
            <text:p>1.2884469926</text:p>
          </table:table-cell>
          <table:table-cell table:number-columns-repeated="3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float" office:value="72.61699" calcext:value-type="float">
            <text:p>72.61699</text:p>
          </table:table-cell>
          <table:table-cell office:value-type="float" office:value="0.97808919097" calcext:value-type="float">
            <text:p>0.978089191</text:p>
          </table:table-cell>
          <table:table-cell table:number-columns-repeated="3"/>
        </table:table-row>
        <table:table-row table:style-name="ro1">
          <table:table-cell office:value-type="float" office:value="62.639715" calcext:value-type="float">
            <text:p>62.639715</text:p>
          </table:table-cell>
          <table:table-cell office:value-type="float" office:value="1.13387956826" calcext:value-type="float">
            <text:p>1.1338795683</text:p>
          </table:table-cell>
          <table:table-cell table:number-columns-repeated="3"/>
        </table:table-row>
        <table:table-row table:style-name="ro1">
          <table:table-cell office:value-type="float" office:value="60.765084" calcext:value-type="float">
            <text:p>60.765084</text:p>
          </table:table-cell>
          <table:table-cell office:value-type="float" office:value="1.16886027838" calcext:value-type="float">
            <text:p>1.1688602784</text:p>
          </table:table-cell>
          <table:table-cell table:number-columns-repeated="3"/>
        </table:table-row>
        <table:table-row table:style-name="ro1">
          <table:table-cell office:value-type="float" office:value="56.787708" calcext:value-type="float">
            <text:p>56.787708</text:p>
          </table:table-cell>
          <table:table-cell office:value-type="float" office:value="1.25072653047" calcext:value-type="float">
            <text:p>1.2507265305</text:p>
          </table:table-cell>
          <table:table-cell table:number-columns-repeated="3"/>
        </table:table-row>
        <table:table-row table:style-name="ro1">
          <table:table-cell office:value-type="float" office:value="55.348769" calcext:value-type="float">
            <text:p>55.348769</text:p>
          </table:table-cell>
          <table:table-cell office:value-type="float" office:value="1.28324250536" calcext:value-type="float">
            <text:p>1.2832425054</text:p>
          </table:table-cell>
          <table:table-cell table:number-columns-repeated="3"/>
        </table:table-row>
        <table:table-row table:style-name="ro1">
          <table:table-cell office:value-type="float" office:value="56.73493" calcext:value-type="float">
            <text:p>56.73493</text:p>
          </table:table-cell>
          <table:table-cell office:value-type="float" office:value="1.25189002613" calcext:value-type="float">
            <text:p>1.2518900261</text:p>
          </table:table-cell>
          <table:table-cell table:number-columns-repeated="3"/>
        </table:table-row>
        <table:table-row table:style-name="ro1">
          <table:table-cell office:value-type="float" office:value="55.591241" calcext:value-type="float">
            <text:p>55.591241</text:p>
          </table:table-cell>
          <table:table-cell office:value-type="float" office:value="1.27764539381" calcext:value-type="float">
            <text:p>1.2776453938</text:p>
          </table:table-cell>
          <table:table-cell table:number-columns-repeated="3"/>
        </table:table-row>
        <table:table-row table:style-name="ro1">
          <table:table-cell office:value-type="float" office:value="55.662376" calcext:value-type="float">
            <text:p>55.662376</text:p>
          </table:table-cell>
          <table:table-cell office:value-type="float" office:value="1.27601259781" calcext:value-type="float">
            <text:p>1.2760125978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enver:~/cs475/PA3$ knap1 k25000x100000.txt</text:p>
          </table:table-cell>
          <table:table-cell table:number-columns-repeated="2"/>
          <table:table-cell office:value-type="string" calcext:value-type="string">
            <text:p>denver:~/cs475/PA3$ knap1 k25000x100000.txt</text:p>
          </table:table-cell>
          <table:table-cell/>
        </table:table-row>
        <table:table-row table:style-name="ro1">
          <table:table-cell office:value-type="string" calcext:value-type="string">
            <text:p>The number of objects is 25000, and the capacity is 100000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optimal profit is 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taken : 11.570355.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40x100000000</text:p>
          </table:table-cell>
          <table:table-cell office:value-type="float" office:value="30.613569" calcext:value-type="float">
            <text:p>30.6135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25x100000000</text:p>
          </table:table-cell>
          <table:table-cell office:value-type="float" office:value="19.967095" calcext:value-type="float">
            <text:p>19.9670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000x100000</text:p>
          </table:table-cell>
          <table:table-cell office:value-type="float" office:value="18.101781" calcext:value-type="float">
            <text:p>18.1017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000x100000</text:p>
          </table:table-cell>
          <table:table-cell office:value-type="float" office:value="11.279403" calcext:value-type="float">
            <text:p>11.279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9:37:48.651000000</meta:creation-date>
    <dc:date>2016-10-19T22:41:06.149000000</dc:date>
    <meta:editing-duration>PT1H16M40S</meta:editing-duration>
    <meta:editing-cycles>4</meta:editing-cycles>
    <meta:generator>LibreOffice/5.0.1.2$Windows_x86 LibreOffice_project/81898c9f5c0d43f3473ba111d7b351050be20261</meta:generator>
    <meta:document-statistic meta:table-count="1" meta:cell-count="9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11cm" svg:y="0.316cm" chart:style-name="ch2">
          <text:p>Knap2 1</text:p>
        </chart:title>
        <chart:legend chart:legend-position="end" svg:x="13.148cm" svg:y="4.203cm" style:legend-expansion="high" chart:style-name="ch3"/>
        <chart:plot-area chart:style-name="ch4" table:cell-range-address="Sheet1.B1:Sheet1.B8" svg:x="0.32cm" svg:y="1.275cm" svg:width="12.508cm" svg:height="7.55cm">
          <chartooo:coordinate-region svg:x="1.232cm" svg:y="1.474cm" svg:width="11.502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8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142643122">
                <text:p>1.02142643122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0754295">
                <text:p>0.97860754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78293862">
                <text:p>0.977829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76182188">
                <text:p>0.99076182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265599483">
                <text:p>1.01265599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096971978">
                <text:p>1.01096971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602753411">
                <text:p>1.00602753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8709523">
                <text:p>1.0178709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7.044cm" svg:y="0.316cm" chart:style-name="ch2">
          <text:p>Knap2  2</text:p>
        </chart:title>
        <chart:legend chart:legend-position="end" svg:x="13.149cm" svg:y="4.203cm" style:legend-expansion="high" chart:style-name="ch3"/>
        <chart:plot-area chart:style-name="ch4" table:cell-range-address="Sheet1.B23:Sheet1.B30" svg:x="0.32cm" svg:y="1.275cm" svg:width="12.509cm" svg:height="7.55cm">
          <chartooo:coordinate-region svg:x="1.232cm" svg:y="1.474cm" svg:width="11.50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B3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029647143">
                <text:p>1.03029647143</text:p>
                <draw:g>
                  <svg:desc>Sheet1.B23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66958939">
                <text:p>1.00666958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853169458">
                <text:p>1.0085316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248688428">
                <text:p>1.00248688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025906785">
                <text:p>1.01025906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543248418">
                <text:p>1.03543248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205002267">
                <text:p>1.04205002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252619688">
                <text:p>1.04252619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95cm" svg:y="0.316cm" chart:style-name="ch2">
          <text:p>Knap3</text:p>
        </chart:title>
        <chart:legend chart:legend-position="end" svg:x="13.148cm" svg:y="4.201cm" style:legend-expansion="high" chart:style-name="ch3"/>
        <chart:plot-area chart:style-name="ch4" table:cell-range-address="Sheet1.B66:Sheet1.B73" svg:x="0.32cm" svg:y="1.275cm" svg:width="12.508cm" svg:height="7.545cm">
          <chartooo:coordinate-region svg:x="1.047cm" svg:y="1.474cm" svg:width="11.68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6:Sheet1.B7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55966476">
                <text:p>0.99755966476</text:p>
                <draw:g>
                  <svg:desc>Sheet1.B66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32351142">
                <text:p>1.2403235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397774105">
                <text:p>1.28397774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330094195">
                <text:p>1.29330094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436045538">
                <text:p>1.29436045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995120105">
                <text:p>1.2699512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799666678">
                <text:p>1.25799666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844699255">
                <text:p>1.28844699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11cm" svg:y="0.316cm" chart:style-name="ch2">
          <text:p>Knap2 3</text:p>
        </chart:title>
        <chart:legend chart:legend-position="end" svg:x="13.148cm" svg:y="4.203cm" style:legend-expansion="high" chart:style-name="ch3"/>
        <chart:plot-area chart:style-name="ch4" table:cell-range-address="Sheet1.B47:Sheet1.B54" svg:x="0.32cm" svg:y="1.275cm" svg:width="12.508cm" svg:height="7.55cm">
          <chartooo:coordinate-region svg:x="1.047cm" svg:y="1.475cm" svg:width="11.687cm" svg:height="6.7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B5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015793814">
                <text:p>1.02015793814</text:p>
                <draw:g>
                  <svg:desc>Sheet1.B47:Sheet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940253929">
                <text:p>0.95940253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454524559">
                <text:p>0.9145452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109174227">
                <text:p>0.55109174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370886301">
                <text:p>0.95370886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026280399">
                <text:p>1.01026280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301578698">
                <text:p>1.02301578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277230608">
                <text:p>1.02277230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95cm" svg:y="0.316cm" chart:style-name="ch2">
          <text:p>Knap4</text:p>
        </chart:title>
        <chart:legend chart:legend-position="end" svg:x="13.148cm" svg:y="4.201cm" style:legend-expansion="high" chart:style-name="ch3"/>
        <chart:plot-area chart:style-name="ch4" table:cell-range-address="Sheet1.B89:Sheet1.B96" svg:x="0.32cm" svg:y="1.275cm" svg:width="12.508cm" svg:height="7.545cm">
          <chartooo:coordinate-region svg:x="1.047cm" svg:y="1.474cm" svg:width="11.68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89:Sheet1.B9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08919097">
                <text:p>0.97808919097</text:p>
                <draw:g>
                  <svg:desc>Sheet1.B89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387956826">
                <text:p>1.13387956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886027838">
                <text:p>1.16886027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072653047">
                <text:p>1.25072653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324250536">
                <text:p>1.28324250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189002613">
                <text:p>1.2518900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764539381">
                <text:p>1.27764539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601259781">
                <text:p>1.276012597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5cm" svg:y="4.201cm" style:legend-expansion="high" chart:style-name="ch2"/>
        <chart:plot-area chart:style-name="ch3" table:cell-range-address="Sheet1.E128:Sheet1.E128 Sheet1.E130:Sheet1.E130" svg:x="0.32cm" svg:y="0.18cm" svg:width="10.735cm" svg:height="8.64cm">
          <chartooo:coordinate-region svg:x="0.941cm" svg:y="0.379cm" svg:width="10.11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8:Sheet1.E128 Sheet1.E130:Sheet1.E130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.613569">
                <text:p>30.613569</text:p>
                <draw:g>
                  <svg:desc>Sheet1.E128:Sheet1.E128 Sheet1.E130:Sheet1.E130</svg:desc>
                </draw:g>
              </table:table-cell>
            </table:table-row>
            <table:table-row>
              <table:table-cell office:value-type="string"/>
              <table:table-cell office:value-type="float" office:value="18.101781">
                <text:p>18.101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1.376cm" svg:y="4.203cm" style:legend-expansion="high" chart:style-name="ch2"/>
        <chart:plot-area chart:style-name="ch3" table:cell-range-address="Sheet1.E129:Sheet1.E129 Sheet1.E131:Sheet1.E131" svg:x="0.32cm" svg:y="0.18cm" svg:width="10.736cm" svg:height="8.645cm">
          <chartooo:coordinate-region svg:x="0.941cm" svg:y="0.379cm" svg:width="10.11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9:Sheet1.E129 Sheet1.E131:Sheet1.E131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.967095">
                <text:p>19.967095</text:p>
                <draw:g>
                  <svg:desc>Sheet1.E129:Sheet1.E129 Sheet1.E131:Sheet1.E131</svg:desc>
                </draw:g>
              </table:table-cell>
            </table:table-row>
            <table:table-row>
              <table:table-cell office:value-type="string"/>
              <table:table-cell office:value-type="float" office:value="11.279403">
                <text:p>11.2794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